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0000000100B55D49D5B2628022.jpg" manifest:media-type="image/jpeg"/>
  <manifest:file-entry manifest:full-path="Pictures/10000000000002000000020051332653FF9EC81A.jpg" manifest:media-type="image/jpeg"/>
  <manifest:file-entry manifest:full-path="Pictures/100000000000020000000200A73B5BE2265E150C.jpg" manifest:media-type="image/jpeg"/>
  <manifest:file-entry manifest:full-path="Pictures/100000000000020000000200B7DA4DD4BAECD386.jpg" manifest:media-type="image/jpeg"/>
  <manifest:file-entry manifest:full-path="Pictures/1000000000000200000002005B5CF464134971CC.jpg" manifest:media-type="image/jpeg"/>
  <manifest:file-entry manifest:full-path="Pictures/100000000000020100000201678B62A927532A48.jpg" manifest:media-type="image/jpeg"/>
  <manifest:file-entry manifest:full-path="Pictures/100000010000020000000200A0DCDD874DC5962C.png" manifest:media-type="image/png"/>
  <manifest:file-entry manifest:full-path="Pictures/10000000000002000000020008D6A01043175452.jpg" manifest:media-type="image/jpeg"/>
  <manifest:file-entry manifest:full-path="Pictures/1000000000000200000002009F9CDFF76A1A9DB9.jpg" manifest:media-type="image/jpeg"/>
  <manifest:file-entry manifest:full-path="Pictures/100000000000020000000200777080E43C70489F.jpg" manifest:media-type="image/jpeg"/>
  <manifest:file-entry manifest:full-path="Pictures/100000000000005E0000005E4BD9F7425E2EA899.jpg" manifest:media-type="image/jpeg"/>
  <manifest:file-entry manifest:full-path="Pictures/100000000000020000000200616871922E80B6F4.jpg" manifest:media-type="image/jpeg"/>
  <manifest:file-entry manifest:full-path="Pictures/100000000000020000000200C3C2EBE14183F3F8.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たぬき油性マジック" svg:font-family="たぬき油性マジック" style:font-pitch="variable"/>
    <style:font-face style:name="ふい字" svg:font-family="ふい字" style:font-pitch="variable"/>
    <style:font-face style:name="ゆな字" svg:font-family="ゆな字"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svg:stroke-color="#212121" draw:fill="gradient" draw:fill-color="#212121" draw:fill-gradient-name="Gradient_20_44" draw:textarea-horizontal-align="justify" draw:textarea-vertical-align="middle" draw:auto-grow-height="false" fo:min-height="0.126cm" fo:min-width="4.125cm"/>
    </style:style>
    <style:style style:name="gr2" style:family="graphic" style:parent-style-name="standard">
      <style:graphic-properties svg:stroke-width="0.028cm" svg:stroke-color="#ffea00" draw:marker-start-width="0.242cm" draw:marker-end-width="0.242cm" draw:fill-color="#ffff00" draw:textarea-horizontal-align="justify" draw:textarea-vertical-align="middle" draw:auto-grow-height="false" fo:min-height="0cm" fo:min-width="1.25cm" fo:padding-top="0.139cm" fo:padding-bottom="0.139cm" fo:padding-left="0.264cm" fo:padding-right="0.264cm"/>
    </style:style>
    <style:style style:name="gr3" style:family="graphic" style:parent-style-name="standard">
      <style:graphic-properties draw:stroke="none" svg:stroke-width="0cm" svg:stroke-color="#3465af" draw:marker-start="" draw:marker-start-width="0.2cm" draw:marker-start-center="false" draw:marker-end="" draw:marker-end-width="0.2cm" draw:marker-end-center="false" svg:stroke-opacity="100%" draw:stroke-linejoin="round" svg:stroke-linecap="butt" draw:fill="solid" draw:fill-color="#e651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4" style:family="graphic" style:parent-style-name="standard">
      <style:graphic-properties draw:stroke="none" draw:fill-color="#e65100"/>
    </style:style>
    <style:style style:name="gr5" style:family="graphic" style:parent-style-name="standard">
      <style:graphic-properties svg:stroke-color="#f44336" draw:fill-color="#f9a825" draw:textarea-horizontal-align="justify" draw:textarea-vertical-align="middle" draw:auto-grow-height="false" fo:min-height="0cm" fo:min-width="0cm"/>
    </style:style>
    <style:style style:name="gr6" style:family="graphic" style:parent-style-name="standard">
      <style:graphic-properties draw:stroke="solid" svg:stroke-width="0.028cm" svg:stroke-color="#bf360c" draw:marker-start-width="0.242cm" draw:marker-end-width="0.242cm" draw:fill="solid" draw:fill-color="#fff9c4" draw:opacity="100%" draw:textarea-vertical-align="middle" fo:min-height="0.459cm" fo:padding-top="0.139cm" fo:padding-bottom="0.139cm" fo:padding-left="0.264cm" fo:padding-right="0.264cm" draw:shadow="visible" draw:shadow-offset-x="0.035cm" draw:shadow-offset-y="0.035cm" draw:shadow-color="#f57f17"/>
      <style:paragraph-properties style:writing-mode="lr-tb"/>
    </style:style>
    <style:style style:name="gr7" style:family="graphic" style:parent-style-name="standard">
      <style:graphic-properties draw:stroke="none" svg:stroke-color="#000000" draw:fill="none" draw:fill-color="#ffffff" draw:textarea-vertical-align="middle" fo:min-height="0.37cm"/>
      <style:paragraph-properties style:writing-mode="lr-tb"/>
    </style:style>
    <style:style style:name="gr8" style:family="graphic" style:parent-style-name="standard">
      <style:graphic-properties draw:stroke="none" svg:stroke-color="#000000" draw:fill="gradient" draw:fill-color="#ffffff" draw:fill-gradient-name="Gradient_20_42" draw:textarea-vertical-align="middle" fo:min-height="0.75cm"/>
      <style:paragraph-properties style:writing-mode="lr-tb"/>
    </style:style>
    <style:style style:name="gr9" style:family="graphic" style:parent-style-name="standard">
      <style:graphic-properties draw:stroke="none" svg:stroke-color="#000000" draw:fill="none" draw:fill-color="#ffffff" draw:textarea-vertical-align="middle" fo:min-height="0.135cm"/>
      <style:paragraph-properties style:writing-mode="lr-tb"/>
    </style:style>
    <style:style style:name="gr10" style:family="graphic" style:parent-style-name="standard">
      <style:graphic-properties draw:stroke="none" svg:stroke-width="0cm" svg:stroke-color="#616161" draw:marker-start="" draw:marker-start-width="0.2cm" draw:marker-start-center="false" draw:marker-end="" draw:marker-end-width="0.2cm" draw:marker-end-center="false" svg:stroke-opacity="100%" draw:stroke-linejoin="round" svg:stroke-linecap="butt" draw:fill="bitmap" draw:fill-color="#fff176" draw:secondary-fill-color="#729fcf" draw:gradient-step-count="0" draw:fill-hatch-solid="false" draw:fill-image-name="Little_20_Clouds"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1" style:family="graphic" style:parent-style-name="standard">
      <style:graphic-properties draw:stroke="none" svg:stroke-color="#616161" draw:fill="bitmap" draw:fill-color="#fff176" draw:fill-image-name="Little_20_Clouds" draw:opacity="100%" draw:opacity-name=""/>
    </style:style>
    <style:style style:name="P1" style:family="paragraph">
      <loext:graphic-properties draw:fill="gradient" draw:fill-color="#212121" draw:fill-gradient-name="Gradient_20_44"/>
      <style:paragraph-properties fo:text-align="center"/>
    </style:style>
    <style:style style:name="P2" style:family="paragraph">
      <loext:graphic-properties draw:fill-color="#ffff00"/>
      <style:paragraph-properties fo:text-align="center"/>
    </style:style>
    <style:style style:name="P3" style:family="paragraph">
      <loext:graphic-properties draw:fill-color="#f9a825"/>
      <style:paragraph-properties fo:text-align="center"/>
    </style:style>
    <style:style style:name="P4" style:family="paragraph">
      <style:paragraph-properties fo:text-align="center"/>
      <style:text-properties style:font-name="ふい字" fo:font-size="12pt" fo:font-weight="normal" style:font-name-asian="ふい字" style:font-size-asian="12pt" style:font-weight-asian="normal" style:font-size-complex="12pt" style:font-weight-complex="normal"/>
    </style:style>
    <style:style style:name="P5" style:family="paragraph">
      <loext:graphic-properties draw:fill="solid" draw:fill-color="#fff9c4" draw:opacity="100%"/>
      <style:paragraph-properties fo:text-align="center"/>
      <style:text-properties style:font-name="ふい字" fo:font-size="12pt" fo:font-weight="normal" style:font-name-asian="ふい字" style:font-size-asian="12pt" style:font-weight-asian="normal" style:font-size-complex="12pt" style:font-weight-complex="normal"/>
    </style:style>
    <style:style style:name="P6" style:family="paragraph">
      <style:paragraph-properties fo:text-align="center"/>
      <style:text-properties style:font-name="ふい字" fo:font-size="10.5pt" fo:font-weight="normal" style:font-name-asian="ふい字" style:font-size-asian="10.5pt" style:font-weight-asian="normal" style:font-size-complex="10.5pt" style:font-weight-complex="normal"/>
    </style:style>
    <style:style style:name="P7" style:family="paragraph">
      <loext:graphic-properties draw:fill="none" draw:fill-color="#ffffff"/>
      <style:paragraph-properties fo:text-align="center"/>
      <style:text-properties style:font-name="ふい字" fo:font-size="10.5pt" fo:font-weight="normal" style:font-name-asian="ふい字" style:font-size-asian="10.5pt" style:font-weight-asian="normal" style:font-size-complex="10.5pt" style:font-weight-complex="normal"/>
    </style:style>
    <style:style style:name="P8" style:family="paragraph">
      <style:paragraph-properties fo:text-align="start"/>
      <style:text-properties style:font-name="ふい字" fo:font-size="10.5pt" fo:font-weight="normal" style:font-name-asian="ふい字" style:font-size-asian="10.5pt" style:font-weight-asian="normal" style:font-size-complex="10.5pt" style:font-weight-complex="normal"/>
    </style:style>
    <style:style style:name="P9" style:family="paragraph">
      <loext:graphic-properties draw:fill="gradient" draw:fill-color="#ffffff" draw:fill-gradient-name="Gradient_20_42"/>
      <style:paragraph-properties fo:text-align="start"/>
      <style:text-properties style:font-name="ふい字" fo:font-size="10.5pt" fo:font-weight="normal" style:font-name-asian="ふい字" style:font-size-asian="10.5pt" style:font-weight-asian="normal" style:font-size-complex="10.5pt" style:font-weight-complex="normal"/>
    </style:style>
    <style:style style:name="P10" style:family="paragraph">
      <style:paragraph-properties fo:text-align="center"/>
      <style:text-properties fo:color="#f5f5f5" loext:opacity="100%" style:font-name="ふい字" fo:font-size="8pt" fo:font-weight="bold" style:font-name-asian="ふい字" style:font-size-asian="8pt" style:font-weight-asian="bold" style:font-size-complex="8pt" style:font-weight-complex="bold"/>
    </style:style>
    <style:style style:name="P11" style:family="paragraph">
      <loext:graphic-properties draw:fill="none" draw:fill-color="#ffffff"/>
      <style:paragraph-properties fo:text-align="center"/>
      <style:text-properties fo:color="#f5f5f5" loext:opacity="100%" style:font-name="ふい字" fo:font-size="8pt" fo:font-weight="bold" style:font-name-asian="ふい字" style:font-size-asian="8pt" style:font-weight-asian="bold" style:font-size-complex="8pt" style:font-weight-complex="bold"/>
    </style:style>
    <style:style style:name="T1" style:family="text">
      <style:text-properties style:font-name="ふい字" fo:font-size="12pt" fo:font-style="italic" fo:font-weight="bold" style:font-name-asian="ふい字" style:font-size-asian="12pt" style:font-style-asian="italic" style:font-weight-asian="bold" style:font-size-complex="12pt" style:font-style-complex="italic" style:font-weight-complex="bold"/>
    </style:style>
    <style:style style:name="T2" style:family="text">
      <style:text-properties style:font-name="ふい字" fo:font-size="10.5pt" fo:font-weight="normal" style:font-name-asian="ふい字" style:font-size-asian="10.5pt" style:font-weight-asian="normal" style:font-size-complex="10.5pt" style:font-weight-complex="normal"/>
    </style:style>
    <style:style style:name="T3" style:family="text">
      <style:text-properties fo:color="#f5f5f5" loext:opacity="100%" style:text-outline="false" style:text-line-through-style="none" style:text-line-through-type="none" style:font-name="ふい字" fo:font-size="8pt" fo:font-style="normal" fo:text-shadow="none" style:text-underline-style="none" fo:font-weight="bold" style:letter-kerning="true" style:font-name-asian="ふい字"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4" style:family="text">
      <style:text-properties fo:color="#f5f5f5" loext:opacity="100%" style:font-name="ふい字" fo:font-size="8pt" fo:font-weight="bold" style:font-name-asian="ふい字" style:font-size-asian="8pt" style:font-weight-asian="bold" style:font-size-complex="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4.75cm" svg:height="0.5cm" svg:x="0.65cm" svg:y="2.7cm">
          <text:p/>
          <draw:enhanced-geometry svg:viewBox="0 0 21600 21600" draw:glue-points="?f7 0 ?f6 ?f1 0 ?f10 ?f6 21600 ?f4 ?f10 21600 ?f9" draw:path-stretchpoint-x="10800" draw:path-stretchpoint-y="10800" draw:text-areas="0 ?f1 ?f4 ?f12" draw:type="cube" draw:modifiers="17245.508982035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 draw:layer="layout" svg:width="2cm" svg:height="0.375cm" draw:transform="rotate (0.785398163397448) translate (2.788cm 2.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3d:scene draw:style-name="gr3" svg:width="0.5cm" svg:height="0.5cm" svg:x="4.25cm" svg:y="0.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aw:custom-shape draw:style-name="gr5" draw:text-style-name="P3" draw:layer="layout" svg:width="0.5cm" svg:height="0.333cm" svg:x="2.647cm" svg:y="2.67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2cm" svg:height="0.375cm" draw:transform="rotate (-0.785398163397448) translate (1.586cm 1.2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5" draw:layer="layout" svg:width="2.9cm" svg:height="0.737cm" svg:x="3cm" svg:y="0.036cm">
          <draw:text-box>
            <text:p text:style-name="P4"><text:span text:style-name="T1">光電効果</text:span><text:span text:style-name="T1">!!</text:span></text:p>
          </draw:text-box>
        </draw:frame>
        <draw:frame draw:style-name="gr7" draw:text-style-name="P7" draw:layer="layout" svg:width="1.25cm" svg:height="0.62cm" svg:x="4.5cm" svg:y="0.9cm">
          <draw:text-box>
            <text:p text:style-name="P6"><text:span text:style-name="T2">電子</text:span></text:p>
          </draw:text-box>
        </draw:frame>
        <draw:frame draw:style-name="gr8" draw:text-style-name="P9" draw:layer="layout" svg:width="6cm" svg:height="1.358cm" svg:x="0cm" svg:y="3.271cm">
          <draw:text-box>
            <text:p text:style-name="P8"><text:span text:style-name="T2">十分な運</text:span><text:span text:style-name="T2">動量を</text:span><text:span text:style-name="T2">持った</text:span><text:span text:style-name="T2">「光子」</text:span><text:span text:style-name="T2">が金属に</text:span><text:span text:style-name="T2">当たる</text:span><text:span text:style-name="T2">と，金属</text:span><text:span text:style-name="T2">の外へ飛</text:span><text:span text:style-name="T2">び出す電</text:span><text:span text:style-name="T2">子が現れ</text:span><text:span text:style-name="T2">る！！</text:span></text:p>
          </draw:text-box>
        </draw:frame>
        <draw:frame draw:style-name="gr9" draw:text-style-name="P11" draw:layer="layout" svg:width="2.75cm" svg:height="0.535cm" draw:transform="rotate (0.174532925199433) translate (2.041cm 2.937cm)">
          <draw:text-box>
            <text:p text:style-name="P10"><text:span text:style-name="T3">バチ</text:span><text:span text:style-name="T3">ッ</text:span><text:span text:style-name="T4">！</text:span></text:p>
          </draw:text-box>
        </draw:frame>
        <dr3d:scene draw:style-name="gr10" svg:width="0.45cm" svg:height="0.45cm" svg:x="1.019cm" svg:y="1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1" draw:layer="layout"/>
        </dr3d:scene>
        <draw:frame draw:style-name="gr7" draw:text-style-name="P7" draw:layer="layout" svg:width="1.25cm" svg:height="0.62cm" svg:x="1.25cm" svg:y="0.8cm">
          <draw:text-box>
            <text:p text:style-name="P6"><text:span text:style-name="T2">光子</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たぬき油性マジック" svg:font-family="たぬき油性マジック" style:font-pitch="variable"/>
    <style:font-face style:name="ふい字" svg:font-family="ふい字" style:font-pitch="variable"/>
    <style:font-face style:name="ゆな字" svg:font-family="ゆな字" style:font-pitch="variable"/>
    <style:font-face style:name="ＭＳ Ｐゴシック" svg:font-family="'ＭＳ Ｐゴシック'" style:font-family-generic="system" style:font-pitch="variable"/>
    <style:font-face style:name="ＭＳ Ｐゴシック1" svg:font-family="'ＭＳ Ｐゴシック'" style:font-pitch="variable"/>
    <style:font-face style:name="ＭＳ Ｐ明朝" svg:font-family="'ＭＳ Ｐ明朝'" style:font-family-generic="system" style:font-pitch="variable"/>
  </office:font-face-decls>
  <office:styles>
    <draw:gradient draw:name="Gradient_20_42" draw:display-name="Gradient 42" draw:style="linear" draw:start-color="#fff176" draw:end-color="#fffde7" draw:start-intensity="100%" draw:end-intensity="100%" draw:angle="30deg" draw:border="0%"/>
    <draw:gradient draw:name="Gradient_20_44" draw:display-name="Gradient 44" draw:style="radial" draw:cx="50%" draw:cy="50%" draw:start-color="#424242" draw:end-color="#000000" draw:start-intensity="100%" draw:end-intensity="100%" draw:border="0%"/>
    <draw:gradient draw:name="Gradient_20_45" draw:display-name="Gradient 45" draw:style="radial" draw:cx="50%" draw:cy="50%" draw:start-color="#686868" draw:end-color="#333333" draw:start-intensity="100%" draw:end-intensity="100%" draw:border="0%"/>
    <draw:gradient draw:name="Gradient_20_46" draw:display-name="Gradient 46" draw:style="radial" draw:cx="50%" draw:cy="50%" draw:start-color="#353535" draw:end-color="#000000" draw:start-intensity="100%" draw:end-intensity="100%" draw:border="0%"/>
    <draw:gradient draw:name="Gradient_20_47" draw:display-name="Gradient 47" draw:style="linear" draw:start-color="#1a237e" draw:end-color="#ffd7d7" draw:start-intensity="100%" draw:end-intensity="100%" draw:angle="30deg" draw:border="0%"/>
    <draw:gradient draw:name="Gradient_20_48" draw:display-name="Gradient 48" draw:style="linear" draw:start-color="#1a237e" draw:end-color="#448aff" draw:start-intensity="100%" draw:end-intensity="100%" draw:angle="30deg" draw:border="0%"/>
    <draw:gradient draw:name="Gradient_20_49" draw:display-name="Gradient 49" draw:style="linear" draw:start-color="#1a237e" draw:end-color="#90caf9" draw:start-intensity="100%" draw:end-intensity="100%" draw:angle="30deg" draw:border="0%"/>
    <draw:gradient draw:name="Pastel_20_Bouquet" draw:display-name="Pastel Bouquet" draw:style="linear" draw:start-color="#3949ab" draw:end-color="#ffd7d7" draw:start-intensity="100%" draw:end-intensity="100%" draw:angle="3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fill-image draw:name="Bathroom_20_Tiles" draw:display-name="Bathroom Tiles" xlink:href="Pictures/100000000000020000000200C3C2EBE14183F3F8.jpg" xlink:type="simple" xlink:show="embed" xlink:actuate="onLoad"/>
    <draw:fill-image draw:name="Cardboard" xlink:href="Pictures/100000000000020000000200616871922E80B6F4.jpg" xlink:type="simple" xlink:show="embed" xlink:actuate="onLoad"/>
    <draw:fill-image draw:name="Invoice_20_Paper" draw:display-name="Invoice Paper" xlink:href="Pictures/100000000000020000000200777080E43C70489F.jpg" xlink:type="simple" xlink:show="embed" xlink:actuate="onLoad"/>
    <draw:fill-image draw:name="Little_20_Clouds" draw:display-name="Little Clouds" xlink:href="Pictures/100000000000020100000201678B62A927532A48.jpg" xlink:type="simple" xlink:show="embed" xlink:actuate="onLoad"/>
    <draw:fill-image draw:name="Maple_20_Leaves" draw:display-name="Maple Leaves" xlink:href="Pictures/1000000000000200000002009F9CDFF76A1A9DB9.jpg" xlink:type="simple" xlink:show="embed" xlink:actuate="onLoad"/>
    <draw:fill-image draw:name="Painted_20_White" draw:display-name="Painted White" xlink:href="Pictures/100000000000020000000200B7DA4DD4BAECD386.jpg" xlink:type="simple" xlink:show="embed" xlink:actuate="onLoad"/>
    <draw:fill-image draw:name="Paper_20_Crumpled" draw:display-name="Paper Crumpled" xlink:href="Pictures/10000000000002000000020008D6A01043175452.jpg" xlink:type="simple" xlink:show="embed" xlink:actuate="onLoad"/>
    <draw:fill-image draw:name="Paper_20_Texture" draw:display-name="Paper Texture" xlink:href="Pictures/1000000000000200000002005B5CF464134971CC.jpg" xlink:type="simple" xlink:show="embed" xlink:actuate="onLoad"/>
    <draw:fill-image draw:name="Parchment_20_Paper" draw:display-name="Parchment Paper" xlink:href="Pictures/100000000000020000000200A73B5BE2265E150C.jpg" xlink:type="simple" xlink:show="embed" xlink:actuate="onLoad"/>
    <draw:fill-image draw:name="Sand_20_light" draw:display-name="Sand light" xlink:href="Pictures/100000000000005E0000005E4BD9F7425E2EA899.jpg" xlink:type="simple" xlink:show="embed" xlink:actuate="onLoad"/>
    <draw:fill-image draw:name="Space" xlink:href="Pictures/100000010000020000000200A0DCDD874DC5962C.png" xlink:type="simple" xlink:show="embed" xlink:actuate="onLoad"/>
    <draw:fill-image draw:name="Surface" xlink:href="Pictures/10000000000002000000020051332653FF9EC81A.jpg" xlink:type="simple" xlink:show="embed" xlink:actuate="onLoad"/>
    <draw:fill-image draw:name="Wall_20_of_20_Rock" draw:display-name="Wall of Rock" xlink:href="Pictures/100000000000010000000100B55D49D5B2628022.jp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cm" fo:page-height="4.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4-01-19T04:44:23.989000000</meta:creation-date>
    <dc:date>2022-09-11T01:38:06.524080128</dc:date>
    <meta:editing-duration>PT9H28M34S</meta:editing-duration>
    <meta:editing-cycles>340</meta:editing-cycles>
    <meta:generator>LibreOffice/7.3.5.2$Linux_X86_64 LibreOffice_project/30$Build-2</meta:generator>
    <meta:document-statistic meta:object-count="13"/>
  </office:meta>
</office:document-meta>
</file>